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80" calcext:value-type="float">
            <text:p>280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16:11:18.182029000</dc:date>
    <meta:editing-duration>PT11H56M19S</meta:editing-duration>
    <meta:editing-cycles>52</meta:editing-cycles>
    <meta:document-statistic meta:table-count="1" meta:cell-count="207" meta:object-count="0"/>
  </office:meta>
</office:document-meta>
</file>